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0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48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48" office:value-type="percentage" office:value="0.21" calcext:value-type="percentage">
            <text:p>2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48" office:value-type="percentage" office:value="0.17" calcext:value-type="percentage">
            <text:p>17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48" office:value-type="percentage" office:value="0.48" calcext:value-type="percentage">
            <text:p>48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48" office:value-type="percentage" office:value="0.32" calcext:value-type="percentage">
            <text:p>3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48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48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48" office:value-type="percentage" office:value="0.29" calcext:value-type="percentage">
            <text:p>2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48" office:value-type="percentage" office:value="0.34" calcext:value-type="percentage">
            <text:p>34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48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48" office:value-type="percentage" office:value="0.167" calcext:value-type="percentage">
            <text:p>16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48" office:value-type="percentage" office:value="0.0685" calcext:value-type="percentage">
            <text:p>6.8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48" office:value-type="percentage" office:value="0.1711" calcext:value-type="percentage">
            <text:p>17.1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48" office:value-type="percentage" office:value="0.1552" calcext:value-type="percentage">
            <text:p>15.5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48" office:value-type="percentage" office:value="0.1383" calcext:value-type="percentage">
            <text:p>13.8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48" office:value-type="percentage" office:value="0.1284" calcext:value-type="percentage">
            <text:p>12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48" office:value-type="percentage" office:value="0.1046" calcext:value-type="percentage">
            <text:p>10.4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48" office:value-type="percentage" office:value="0.0808" calcext:value-type="percentage">
            <text:p>8.0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48" office:value-type="percentage" office:value="0.1675" calcext:value-type="percentage">
            <text:p>16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48" office:value-type="percentage" office:value="0.1192" calcext:value-type="percentage">
            <text:p>11.9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48" office:value-type="percentage" office:value="0.0887" calcext:value-type="percentage">
            <text:p>8.8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48" office:value-type="percentage" office:value="0.096" calcext:value-type="percentage">
            <text:p>9.6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48" office:value-type="percentage" office:value="0.0595" calcext:value-type="percentage">
            <text:p>5.9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48" office:value-type="percentage" office:value="0.0655" calcext:value-type="percentage">
            <text:p>6.5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48" office:value-type="percentage" office:value="0.1244" calcext:value-type="percentage">
            <text:p>12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48" office:value-type="percentage" office:value="0.1184" calcext:value-type="percentage">
            <text:p>11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48" office:value-type="percentage" office:value="0.114" calcext:value-type="percentage">
            <text:p>11.4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48" office:value-type="percentage" office:value="0.0669" calcext:value-type="percentage">
            <text:p>6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48" office:value-type="percentage" office:value="0.1165" calcext:value-type="percentage">
            <text:p>11.6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48" office:value-type="percentage" office:value="0.0469" calcext:value-type="percentage">
            <text:p>4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48" office:value-type="percentage" office:value="0.0639" calcext:value-type="percentage">
            <text:p>6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48" office:value-type="percentage" office:value="0.1022" calcext:value-type="percentage">
            <text:p>10.2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48" office:value-type="percentage" office:value="0.0715" calcext:value-type="percentage">
            <text:p>7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48" office:value-type="percentage" office:value="0.055" calcext:value-type="percentage">
            <text:p>5.5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48" office:value-type="percentage" office:value="0.0482" calcext:value-type="percentage">
            <text:p>4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48" office:value-type="percentage" office:value="0.0304" calcext:value-type="percentage">
            <text:p>3.0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48" office:value-type="percentage" office:value="0.018" calcext:value-type="percentage">
            <text:p>1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48" office:value-type="percentage" office:value="0.0615" calcext:value-type="percentage">
            <text:p>6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48" office:value-type="percentage" office:value="0.0375" calcext:value-type="percentage">
            <text:p>3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48" office:value-type="percentage" office:value="0.0424" calcext:value-type="percentage">
            <text:p>4.2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48" office:value-type="percentage" office:value="0.0223" calcext:value-type="percentage">
            <text:p>2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48" office:value-type="percentage" office:value="0.0388" calcext:value-type="percentage">
            <text:p>3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48" office:value-type="percentage" office:value="0.0282" calcext:value-type="percentage">
            <text:p>2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48" office:value-type="percentage" office:value="0.0523" calcext:value-type="percentage">
            <text:p>5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48" office:value-type="percentage" office:value="0.058" calcext:value-type="percentage">
            <text:p>5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48" office:value-type="percentage" office:value="0.0744" calcext:value-type="percentage">
            <text:p>7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48" office:value-type="percentage" office:value="0.0337" calcext:value-type="percentage">
            <text:p>3.3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48" office:value-type="percentage" office:value="0.0313" calcext:value-type="percentage">
            <text:p>3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48" office:value-type="percentage" office:value="0.0121" calcext:value-type="percentage">
            <text:p>1.2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48" office:value-type="percentage" office:value="0.012" calcext:value-type="percentage">
            <text:p>1.2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48" office:value-type="percentage" office:value="0.0396" calcext:value-type="percentage">
            <text:p>3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48" office:value-type="percentage" office:value="0.0202" calcext:value-type="percentage">
            <text:p>2.0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48" office:value-type="percentage" office:value="0.0256" calcext:value-type="percentage">
            <text:p>2.5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48" office:value-type="percentage" office:value="0.027" calcext:value-type="percentage">
            <text:p>2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48" office:value-type="percentage" office:value="0.0188" calcext:value-type="percentage">
            <text:p>1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48" office:value-type="percentage" office:value="0.0231" calcext:value-type="percentage">
            <text:p>2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48" office:value-type="percentage" office:value="0.0203" calcext:value-type="percentage">
            <text:p>2.0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48" office:value-type="percentage" office:value="0.0198" calcext:value-type="percentage">
            <text:p>1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48" office:value-type="percentage" office:value="0.0096" calcext:value-type="percentage">
            <text:p>0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48" office:value-type="percentage" office:value="0.0139" calcext:value-type="percentage">
            <text:p>1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48" office:value-type="percentage" office:value="0.0098" calcext:value-type="percentage">
            <text:p>0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48" office:value-type="percentage" office:value="0.0129" calcext:value-type="percentage">
            <text:p>1.2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48" office:value-type="percentage" office:value="0.0086" calcext:value-type="percentage">
            <text:p>0.8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48" office:value-type="percentage" office:value="0.0331" calcext:value-type="percentage">
            <text:p>3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48" office:value-type="percentage" office:value="0.0177" calcext:value-type="percentage">
            <text:p>1.7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48" office:value-type="percentage" office:value="0.0225" calcext:value-type="percentage">
            <text:p>2.25%</text:p>
          </table:table-cell>
          <table:table-cell table:style-name="ce3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48" office:value-type="percentage" office:value="0.0094" calcext:value-type="percentage">
            <text:p>0.94%</text:p>
          </table:table-cell>
          <table:table-cell table:style-name="ce3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48" office:value-type="percentage" office:value="0.0263" calcext:value-type="percentage">
            <text:p>2.63%</text:p>
          </table:table-cell>
          <table:table-cell table:style-name="ce3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48" office:value-type="percentage" office:value="0.0091" calcext:value-type="percentage">
            <text:p>0.91%</text:p>
          </table:table-cell>
          <table:table-cell table:style-name="ce3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48" office:value-type="percentage" office:value="0.0065" calcext:value-type="percentage">
            <text:p>0.65%</text:p>
          </table:table-cell>
          <table:table-cell table:style-name="ce3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48" office:value-type="percentage" office:value="0.0151" calcext:value-type="percentage">
            <text:p>1.51%</text:p>
          </table:table-cell>
          <table:table-cell table:style-name="ce3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48" office:value-type="percentage" office:value="0.017" calcext:value-type="percentage">
            <text:p>1.70%</text:p>
          </table:table-cell>
          <table:table-cell table:style-name="ce3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48" office:value-type="percentage" office:value="0.0221" calcext:value-type="percentage">
            <text:p>2.21%</text:p>
          </table:table-cell>
          <table:table-cell table:style-name="ce3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48" office:value-type="percentage" office:value="0.0226" calcext:value-type="percentage">
            <text:p>2.26%</text:p>
          </table:table-cell>
          <table:table-cell table:style-name="ce3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48" office:value-type="percentage" office:value="0.0087" calcext:value-type="percentage">
            <text:p>0.87%</text:p>
          </table:table-cell>
          <table:table-cell table:style-name="ce3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48" office:value-type="percentage" office:value="0.0186" calcext:value-type="percentage">
            <text:p>1.86%</text:p>
          </table:table-cell>
          <table:table-cell table:style-name="ce3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48" office:value-type="percentage" office:value="0.0261" calcext:value-type="percentage">
            <text:p>2.61%</text:p>
          </table:table-cell>
          <table:table-cell table:style-name="ce3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48" office:value-type="percentage" office:value="0.0255" calcext:value-type="percentage">
            <text:p>2.55%</text:p>
          </table:table-cell>
          <table:table-cell table:style-name="ce3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48" office:value-type="percentage" office:value="0.0081" calcext:value-type="percentage">
            <text:p>0.81%</text:p>
          </table:table-cell>
          <table:table-cell table:style-name="ce3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48" office:value-type="percentage" office:value="0.0257" calcext:value-type="percentage">
            <text:p>2.57%</text:p>
          </table:table-cell>
          <table:table-cell table:style-name="ce3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48" office:value-type="percentage" office:value="0.0155" calcext:value-type="percentage">
            <text:p>1.55%</text:p>
          </table:table-cell>
          <table:table-cell table:style-name="ce3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48" office:value-type="percentage" office:value="0.0189" calcext:value-type="percentage">
            <text:p>1.89%</text:p>
          </table:table-cell>
          <table:table-cell table:style-name="ce3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48" office:value-type="percentage" office:value="0.0126" calcext:value-type="percentage">
            <text:p>1.26%</text:p>
          </table:table-cell>
          <table:table-cell table:style-name="ce3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48" office:value-type="percentage" office:value="0.0171" calcext:value-type="percentage">
            <text:p>1.71%</text:p>
          </table:table-cell>
          <table:table-cell table:style-name="ce3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48" office:value-type="percentage" office:value="0.0164" calcext:value-type="percentage">
            <text:p>1.64%</text:p>
          </table:table-cell>
          <table:table-cell table:style-name="ce3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48" office:value-type="percentage" office:value="0.0136" calcext:value-type="percentage">
            <text:p>1.36%</text:p>
          </table:table-cell>
          <table:table-cell table:style-name="ce3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48" office:value-type="percentage" office:value="0.0125" calcext:value-type="percentage">
            <text:p>1.25%</text:p>
          </table:table-cell>
          <table:table-cell table:style-name="ce3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48" office:value-type="percentage" office:value="0.0038" calcext:value-type="percentage">
            <text:p>0.38%</text:p>
          </table:table-cell>
          <table:table-cell table:style-name="ce3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48" office:value-type="percentage" office:value="0.0063" calcext:value-type="percentage">
            <text:p>0.63%</text:p>
          </table:table-cell>
          <table:table-cell table:style-name="ce3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48" office:value-type="percentage" office:value="0.004" calcext:value-type="percentage">
            <text:p>0.40%</text:p>
          </table:table-cell>
          <table:table-cell table:style-name="ce3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48" office:value-type="percentage" office:value="0.0036" calcext:value-type="percentage">
            <text:p>0.36%</text:p>
          </table:table-cell>
          <table:table-cell table:style-name="ce3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48" office:value-type="percentage" office:value="0.0032" calcext:value-type="percentage">
            <text:p>0.32%</text:p>
          </table:table-cell>
          <table:table-cell table:style-name="ce3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48" office:value-type="percentage" office:value="0.006" calcext:value-type="percentage">
            <text:p>0.60%</text:p>
          </table:table-cell>
          <table:table-cell table:style-name="ce3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48" office:value-type="percentage" office:value="0.0062" calcext:value-type="percentage">
            <text:p>0.62%</text:p>
          </table:table-cell>
          <table:table-cell table:style-name="ce3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48" office:value-type="percentage" office:value="0.0112" calcext:value-type="percentage">
            <text:p>1.12%</text:p>
          </table:table-cell>
          <table:table-cell table:style-name="ce3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48" office:value-type="percentage" office:value="0.0077" calcext:value-type="percentage">
            <text:p>0.77%</text:p>
          </table:table-cell>
          <table:table-cell table:style-name="ce3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48" office:value-type="percentage" office:value="0.0085" calcext:value-type="percentage">
            <text:p>0.85%</text:p>
          </table:table-cell>
          <table:table-cell table:style-name="ce3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48" office:value-type="percentage" office:value="0.014" calcext:value-type="percentage">
            <text:p>1.40%</text:p>
          </table:table-cell>
          <table:table-cell table:style-name="ce3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48" office:value-type="percentage" office:value="0.0205" calcext:value-type="percentage">
            <text:p>2.05%</text:p>
          </table:table-cell>
          <table:table-cell table:style-name="ce3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48" office:value-type="percentage" office:value="0.0132" calcext:value-type="percentage">
            <text:p>1.32%</text:p>
          </table:table-cell>
          <table:table-cell table:style-name="ce3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48" office:value-type="percentage" office:value="0.015" calcext:value-type="percentage">
            <text:p>1.50%</text:p>
          </table:table-cell>
          <table:table-cell table:style-name="ce3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48" office:value-type="percentage" office:value="0.0127" calcext:value-type="percentage">
            <text:p>1.27%</text:p>
          </table:table-cell>
          <table:table-cell table:style-name="ce3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48" office:value-type="percentage" office:value="0.0105" calcext:value-type="percentage">
            <text:p>1.05%</text:p>
          </table:table-cell>
          <table:table-cell table:style-name="ce3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48" office:value-type="percentage" office:value="0.0194" calcext:value-type="percentage">
            <text:p>1.94%</text:p>
          </table:table-cell>
          <table:table-cell table:style-name="ce3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48" office:value-type="percentage" office:value="0.0239" calcext:value-type="percentage">
            <text:p>2.39%</text:p>
          </table:table-cell>
          <table:table-cell table:style-name="ce3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48" office:value-type="percentage" office:value="0.0191" calcext:value-type="percentage">
            <text:p>1.91%</text:p>
          </table:table-cell>
          <table:table-cell table:style-name="ce3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48" office:value-type="percentage" office:value="0.0209" calcext:value-type="percentage">
            <text:p>2.09%</text:p>
          </table:table-cell>
          <table:table-cell table:style-name="ce3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48" office:value-type="percentage" office:value="0.0123" calcext:value-type="percentage">
            <text:p>1.23%</text:p>
          </table:table-cell>
          <table:table-cell table:style-name="ce3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48" office:value-type="percentage" office:value="0.0207" calcext:value-type="percentage">
            <text:p>2.07%</text:p>
          </table:table-cell>
          <table:table-cell table:style-name="ce3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48" office:value-type="percentage" office:value="0.0206" calcext:value-type="percentage">
            <text:p>2.06%</text:p>
          </table:table-cell>
          <table:table-cell table:style-name="ce3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48" office:value-type="percentage" office:value="0.0104" calcext:value-type="percentage">
            <text:p>1.04%</text:p>
          </table:table-cell>
          <table:table-cell table:style-name="ce3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48" office:value-type="percentage" office:value="0.0074" calcext:value-type="percentage">
            <text:p>0.74%</text:p>
          </table:table-cell>
          <table:table-cell table:style-name="ce3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48" office:value-type="percentage" office:value="0.0235" calcext:value-type="percentage">
            <text:p>2.35%</text:p>
          </table:table-cell>
          <table:table-cell table:style-name="ce3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48" office:value-type="percentage" office:value="0.0137" calcext:value-type="percentage">
            <text:p>1.37%</text:p>
          </table:table-cell>
          <table:table-cell table:style-name="ce3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48" office:value-type="percentage" office:value="0.0162" calcext:value-type="percentage">
            <text:p>1.62%</text:p>
          </table:table-cell>
          <table:table-cell table:style-name="ce3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48" office:value-type="percentage" office:value="0.0099" calcext:value-type="percentage">
            <text:p>0.99%</text:p>
          </table:table-cell>
          <table:table-cell table:style-name="ce3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48" office:value-type="percentage" office:value="0.0034" calcext:value-type="percentage">
            <text:p>0.34%</text:p>
          </table:table-cell>
          <table:table-cell table:style-name="ce3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48" office:value-type="percentage" office:value="0.0018" calcext:value-type="percentage">
            <text:p>0.18%</text:p>
          </table:table-cell>
          <table:table-cell table:style-name="ce3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48" office:value-type="percentage" office:value="0.0013" calcext:value-type="percentage">
            <text:p>0.13%</text:p>
          </table:table-cell>
          <table:table-cell table:style-name="ce3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48" office:value-type="percentage" office:value="0.0017" calcext:value-type="percentage">
            <text:p>0.17%</text:p>
          </table:table-cell>
          <table:table-cell table:style-name="ce3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50" office:value-type="percentage" office:value="0.0005" calcext:value-type="percentage">
            <text:p>0.05%</text:p>
          </table:table-cell>
          <table:table-cell table:style-name="ce37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50" office:value-type="percentage" office:value="0.0014" calcext:value-type="percentage">
            <text:p>0.14%</text:p>
          </table:table-cell>
          <table:table-cell table:style-name="ce37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51" calcext:value-type="percentage">
            <text:p>0.51%</text:p>
          </table:table-cell>
          <table:table-cell table:style-name="ce37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" calcext:value-type="percentage">
            <text:p>0.00%</text:p>
          </table:table-cell>
          <table:table-cell table:style-name="ce37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11" calcext:value-type="percentage">
            <text:p>0.11%</text:p>
          </table:table-cell>
          <table:table-cell table:style-name="ce37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50" office:value-type="percentage" office:value="0.0007" calcext:value-type="percentage">
            <text:p>0.07%</text:p>
          </table:table-cell>
          <table:table-cell table:style-name="ce37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50" office:value-type="percentage" office:value="0.0009" calcext:value-type="percentage">
            <text:p>0.09%</text:p>
          </table:table-cell>
          <table:table-cell table:style-name="ce37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50" office:value-type="percentage" office:value="0.0018" calcext:value-type="percentage">
            <text:p>0.18%</text:p>
          </table:table-cell>
          <table:table-cell table:style-name="ce37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51" office:value-type="percentage" office:value="0.0031" calcext:value-type="percentage">
            <text:p>0.31%</text:p>
          </table:table-cell>
          <table:table-cell table:style-name="ce32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592532" calcext:value-type="float">
            <text:p>4592532</text:p>
          </table:table-cell>
          <table:table-cell table:style-name="ce32" office:value-type="float" office:value="7073" calcext:value-type="float">
            <text:p>707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641369" calcext:value-type="float">
            <text:p>4641369</text:p>
          </table:table-cell>
          <table:table-cell table:style-name="ce32" office:value-type="float" office:value="7146" calcext:value-type="float">
            <text:p>7146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4680659" calcext:value-type="float">
            <text:p>4680659</text:p>
          </table:table-cell>
          <table:table-cell table:style-name="ce44" office:value-type="string" calcext:value-type="string">
            <text:p>6880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1450" calcext:value-type="float">
            <text:p>4711450</text:p>
          </table:table-cell>
          <table:table-cell table:style-name="ce44" office:value-type="string" calcext:value-type="string">
            <text:p>692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755586" calcext:value-type="float">
            <text:p>4755586</text:p>
          </table:table-cell>
          <table:table-cell table:style-name="ce44" office:value-type="string" calcext:value-type="string">
            <text:p>695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 table:number-rows-repeated="7">
          <table:table-cell table:style-name="ce32" table:number-columns-repeated="7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3" table:number-rows-repeated="1047912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23">00/00/0000</text:date>, <text:time style:data-style-name="N2" text:time-value="20:40:47.089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10-23T20:43:30.778000000</dc:date>
    <meta:editing-duration>PT9H57M36S</meta:editing-duration>
    <meta:editing-cycles>140</meta:editing-cycles>
    <meta:generator>LibreOffice/7.2.1.2$Windows_X86_64 LibreOffice_project/87b77fad49947c1441b67c559c339af8f3517e22</meta:generator>
    <meta:document-statistic meta:table-count="1" meta:cell-count="5434" meta:object-count="0"/>
  </office:meta>
</office:document-meta>
</file>